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Elemento = obtenienePlatoMasPedido(fechaInicio, fechaFin, seccion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ext_20_body">Obtiene el plato que más ha sido pedido en el restaurante durante un plazo de tiempo. También es posible indicar la sección en que queremos que se centre. 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Caso de uso “Consultar Estadisticas”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>Si no se especifica sección se realiza la consulta sobre todas las secciones. Si no se especifican fechas se toma la fecha como nula, en este caso:</text:p>
            <text:list xml:id="list31576251" text:style-name="L4">
              <text:list-item>
                <text:p text:style-name="P5">Si es la fechaInicio nula se comenzará desde el primer pedido</text:p>
              </text:list-item>
              <text:list-item>
                <text:p text:style-name="P5">Si es la fechaFin nula se llegará hasta el último pedido.</text:p>
              </text:list-item>
              <text:list-item>
                <text:p text:style-name="P5">Si ambas son nulas se actúa sobre todos los pedidos.</text:p>
              </text:list-item>
            </text:list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31280585" text:style-name="L1">
              <text:list-item>
                <text:p text:style-name="P2">No se han realizado pedidos aún en el restaurante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31291398" text:style-name="L2">
              <text:list-item>
                <text:p text:style-name="P3">fechaInicio debe ser menor que fechaFin o ser nula.</text:p>
              </text:list-item>
              <text:list-item>
                <text:p text:style-name="P3">fechaFin debe ser menor o igual que la fecha actual o ser nula.</text:p>
              </text:list-item>
              <text:list-item>
                <text:p text:style-name="P3">Seccion debe existir o ser nula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>Un objeto Elemento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ext_20_body">Elemento = obtenienePlatoMenosPedido(fechaInicio, fechaFin, seccion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ext_20_body">Obtiene el plato que menos ha sido pedido en el restaurante durante un plazo de tiempo. También es posible indicar la sección en que queremos que se centre. 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Caso de uso “Consultar Estadisticas”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>Si no se especifica sección se realiza la consulta sobre todas las secciones. Si no se especifican fechas se toma la fecha como nula, en este caso:</text:p>
            <text:list xml:id="list33255984" text:continue-list="list31576251" text:style-name="L4">
              <text:list-item>
                <text:p text:style-name="P5">Si es la fechaInicio nula se comenzará desde el primer pedido</text:p>
              </text:list-item>
              <text:list-item>
                <text:p text:style-name="P5">Si es la fechaFin nula se llegará hasta el último pedido.</text:p>
              </text:list-item>
              <text:list-item>
                <text:p text:style-name="P5">Si ambas son nulas se actúa sobre todos los pedidos.</text:p>
              </text:list-item>
            </text:list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33224968" text:continue-list="list31280585" text:style-name="L1">
              <text:list-item>
                <text:p text:style-name="P2">No se han realizado pedidos aún en el restaurante.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31493890" text:style-name="L3">
              <text:list-item>
                <text:p text:style-name="P4">fechaInicio debe ser menor que fechaFin o ser nula.</text:p>
              </text:list-item>
              <text:list-item>
                <text:p text:style-name="P4">fechaFin debe ser menor o igual que la fecha actual o ser nula.</text:p>
              </text:list-item>
              <text:list-item>
                <text:p text:style-name="P4">Seccion debe existir o ser nula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p text:style-name="Table_20_Contents">Un objeto Elemen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2T20:59:05.27</meta:creation-date>
    <meta:generator>OpenOffice.org/3.2$Win32 OpenOffice.org_project/320m12$Build-9483</meta:generator>
    <meta:editing-duration>PT04H41M47S</meta:editing-duration>
    <meta:editing-cycles>26</meta:editing-cycles>
    <meta:initial-creator>Sergio Rodriguez Lumley</meta:initial-creator>
    <dc:date>2010-05-21T13:12:37.16</dc:date>
    <dc:creator>Carlos Salas Morales</dc:creator>
    <meta:document-statistic meta:table-count="2" meta:image-count="0" meta:object-count="0" meta:page-count="1" meta:paragraph-count="44" meta:word-count="310" meta:character-count="1784"/>
  </office:meta>
</office:document-meta>
</file>